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9-04T08:41:43" calcext:value-type="date">
            <text:p>2022-09-04 08:41:43</text:p>
          </table:table-cell>
          <table:table-cell table:style-name="ce22" office:value-type="date" office:date-value="2022-09-04" calcext:value-type="date">
            <text:p>2022-09-0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41M43S" calcext:value-type="time">
            <text:p>08:41:4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9-04T08:41:43" calcext:value-type="date">
            <text:p>2022-09-04 08:41:43</text:p>
          </table:table-cell>
          <table:table-cell table:style-name="ce23" office:value-type="date" office:date-value="2022-09-04" calcext:value-type="date">
            <text:p>2022-09-0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41M43S" calcext:value-type="time">
            <text:p>20:41:43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9-04T08:41:43" calcext:value-type="date">
            <text:p>2022-09-04 08:41:43</text:p>
          </table:table-cell>
          <table:table-cell table:style-name="ce24" office:value-type="date" office:date-value="2022-09-04" calcext:value-type="date">
            <text:p>2022-09-0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41M43S" calcext:value-type="time">
            <text:p>08:41:43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9-04T08:41:43" calcext:value-type="date">
            <text:p>2022-09-04 08:41:43</text:p>
          </table:table-cell>
          <table:table-cell table:style-name="ce25" office:value-type="date" office:date-value="2022-09-04" calcext:value-type="date">
            <text:p>2022-09-0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41M44S" calcext:value-type="time">
            <text:p>20:41:4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9-04T08:41:44" calcext:value-type="date">
            <text:p>2022-09-04 08:41:44</text:p>
          </table:table-cell>
          <table:table-cell table:style-name="ce26" office:value-type="date" office:date-value="2022-09-04" calcext:value-type="date">
            <text:p>2022-09-0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41M44S" calcext:value-type="time">
            <text:p>08:41:4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9-04T08:41:44" calcext:value-type="date">
            <text:p>2022-09-04 08:41:44</text:p>
          </table:table-cell>
          <table:table-cell table:style-name="ce27" office:value-type="date" office:date-value="2022-09-04" calcext:value-type="date">
            <text:p>2022-09-0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41M44S" calcext:value-type="time">
            <text:p>20:41:4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9-04T08:41:44" calcext:value-type="date">
            <text:p>2022-09-04 08:41:44</text:p>
          </table:table-cell>
          <table:table-cell table:style-name="ce28" office:value-type="date" office:date-value="2022-09-04" calcext:value-type="date">
            <text:p>2022-09-0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41M44S" calcext:value-type="time">
            <text:p>08:41:4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9-04T08:41:44" calcext:value-type="date">
            <text:p>2022-09-04 08:41:44</text:p>
          </table:table-cell>
          <table:table-cell table:style-name="ce29" office:value-type="date" office:date-value="2022-09-04" calcext:value-type="date">
            <text:p>2022-09-0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41M44S" calcext:value-type="time">
            <text:p>20:41:4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9-04T08:41:44" calcext:value-type="date">
            <text:p>2022-09-04 08:41:44</text:p>
          </table:table-cell>
          <table:table-cell table:style-name="ce30" office:value-type="date" office:date-value="2022-09-04" calcext:value-type="date">
            <text:p>2022-09-0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41M44S" calcext:value-type="time">
            <text:p>08:41:4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9-04T08:41:44" calcext:value-type="date">
            <text:p>2022-09-04 08:41:44</text:p>
          </table:table-cell>
          <table:table-cell table:style-name="ce31" office:value-type="date" office:date-value="2022-09-04" calcext:value-type="date">
            <text:p>2022-09-0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41M45S" calcext:value-type="time">
            <text:p>20:41:45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9-0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2-09-04T08:41:47" calcext:value-type="date">
            <text:p>2022-09-04 08:41:47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2-09-04T08:41:47" calcext:value-type="date">
            <text:p>2022-09-04 08:41:47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2-09-04T08:41:47" calcext:value-type="date">
            <text:p>2022-09-04 08:41:47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6.213863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3.911567" calcext:value-type="float">
            <text:p>3,91</text:p>
          </table:table-cell>
          <table:table-cell office:value-type="float" office:value="0.0141278597122302" calcext:value-type="float">
            <text:p>0,014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310636" calcext:value-type="float">
            <text:p>0,31</text:p>
          </table:table-cell>
          <table:table-cell office:value-type="float" office:value="0.0221882857142857" calcext:value-type="float">
            <text:p>0,022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93827" calcext:value-type="float">
            <text:p>0,09</text:p>
          </table:table-cell>
          <table:table-cell office:value-type="float" office:value="0.00781891666666667" calcext:value-type="float">
            <text:p>0,0078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99725" calcext:value-type="float">
            <text:p>0,10</text:p>
          </table:table-cell>
          <table:table-cell office:value-type="float" office:value="0.0110805555555556" calcext:value-type="float">
            <text:p>0,011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228248" calcext:value-type="float">
            <text:p>0,23</text:p>
          </table:table-cell>
          <table:table-cell office:value-type="float" office:value="0.0456496" calcext:value-type="float">
            <text:p>0,045650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4.644003" calcext:value-type="float">
            <text:p>4,64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Portrait" style:page-layout-name="Mpm2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08:41:42</meta:creation-date>
    <meta:generator>LibreOffice/7.3.5.2$Linux_X86_64 LibreOffice_project/30$Build-2</meta:generator>
    <meta:editing-duration>PT6S</meta:editing-duration>
    <meta:editing-cycles>2</meta:editing-cycles>
    <meta:initial-creator>Turulomio</meta:initial-creator>
    <dc:description>This file have been generated with UnoGenerator-0.29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2-09-04T08:41:49.169357588</dc:date>
    <dc:title>UnoGenerator ODS example</dc:title>
    <meta:document-statistic meta:table-count="9" meta:cell-count="3414" meta:object-count="0"/>
  </office:meta>
</office:document-meta>
</file>